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Courier New1" svg:font-family="'Courier New'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fo:font-size="8pt" style:font-size-asian="8pt" style:font-size-complex="8pt"/>
    </style:style>
    <style:style style:name="P5" style:family="paragraph" style:parent-style-name="Standard">
      <style:paragraph-properties fo:margin-top="0cm" fo:margin-bottom="0cm" loext:contextual-spacing="false"/>
      <style:text-properties style:font-name="Courier New2" fo:font-size="8pt" style:font-size-asian="8pt" style:font-size-complex="8pt"/>
    </style:style>
    <style:style style:name="P6" style:family="paragraph" style:parent-style-name="Heading_20_1" style:master-page-name="First_20_Page">
      <style:paragraph-properties style:page-number="auto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style:font-size-asian="8pt" style:font-size-complex="8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Wingdings" style:font-name-asian="Wingdings1" style:font-name-complex="Wingdings1"/>
    </style:style>
    <style:style style:name="T3" style:family="text">
      <style:text-properties fo:language="es" fo:country="E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1"/>
    </style:style>
    <style:style style:name="T6" style:family="text">
      <style:text-properties fo:color="#000080" style:font-name="Courier New1" fo:font-weight="bold"/>
    </style:style>
    <style:style style:name="T7" style:family="text">
      <style:text-properties fo:color="#000080" fo:font-weight="bold"/>
    </style:style>
    <style:style style:name="T8" style:family="text">
      <style:text-properties fo:color="#660e7a" style:font-name="Courier New1" fo:font-weight="bold"/>
    </style:style>
    <style:style style:name="T9" style:family="text">
      <style:text-properties fo:color="#660e7a" fo:font-weight="bold"/>
    </style:style>
    <style:style style:name="T10" style:family="text">
      <style:text-properties fo:color="#0000ff"/>
    </style:style>
    <style:style style:name="T11" style:family="text">
      <style:text-properties fo:color="#0000ff" style:font-name="Courier New1"/>
    </style:style>
    <style:style style:name="T12" style:family="text">
      <style:text-properties fo:color="#008000" style:font-name="Courier New1" fo:font-weight="bold"/>
    </style:style>
    <style:style style:name="T13" style:family="text">
      <style:text-properties fo:color="#008000" fo:font-weight="bold"/>
    </style:style>
    <style:style style:name="T14" style:family="text">
      <style:text-properties fo:color="#000000"/>
    </style:style>
    <style:style style:name="T15" style:family="text">
      <style:text-properties fo:color="#000000" style:font-name="Courier New1" fo:font-size="8pt" style:font-size-asian="8pt" style:font-size-complex="8pt"/>
    </style:style>
    <style:style style:name="T16" style:family="text">
      <style:text-properties fo:color="#000000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oft-page-break/>Form RB</text:h>
      <text:h text:style-name="Heading_20_1" text:outline-level="1">Android Estudio V3.0.17/Flutter</text:h>
      <text:p text:style-name="Standard"/>
      <text:p text:style-name="Standard">Objetivo:Selecciona una alternativa entre variod</text:p>
      <text:p text:style-name="Standard"/>
      <text:p text:style-name="Standard">F.Creación: 11-5-2018</text:p>
      <text:p text:style-name="Standard"/>
      <text:p text:style-name="P1">Programa:</text:p>
      <text:p text:style-name="P1"/>
      <text:p text:style-name="P1">Fuente:</text:p>
      <text:p text:style-name="P1"/>
      <text:p text:style-name="P2"><text:bookmark text:name="_GoBack"/></text:p>
      <text:p text:style-name="P5"><text:s/><text:span text:style-name="T14">Row radio(){</text:span></text:p>
      <text:p text:style-name="P7"><text:s text:c="2"/><text:span text:style-name="T7">return new </text:span>Row(</text:p>
      <text:p text:style-name="P7"><text:s text:c="4"/>mainAxisAlignment: MainAxisAlignment.<text:span text:style-name="T9">center</text:span>,</text:p>
      <text:p text:style-name="P7"><text:s text:c="4"/>children: &lt;Widget&gt;[</text:p>
      <text:p text:style-name="P7"><text:s text:c="6"/><text:span text:style-name="T7">new </text:span>Radio(</text:p>
      <text:p text:style-name="P7"><text:s text:c="8"/>value: <text:span text:style-name="T10">0</text:span>,</text:p>
      <text:p text:style-name="P7"><text:s text:c="8"/>groupValue: <text:span text:style-name="T9">dFrm</text:span>.<text:span text:style-name="T9">vencida</text:span>,</text:p>
      <text:p text:style-name="P7"><text:s text:c="8"/>onChanged:(int data) {</text:p>
      <text:p text:style-name="P7"><text:s text:c="10"/>setState(() {</text:p>
      <text:p text:style-name="P7"><text:s text:c="12"/><text:span text:style-name="T9">dFrm</text:span>.<text:span text:style-name="T9">vencida </text:span>= data;</text:p>
      <text:p text:style-name="P7"><text:s text:c="10"/>});</text:p>
      <text:p text:style-name="P7"><text:s text:c="8"/>}</text:p>
      <text:p text:style-name="P7"><text:s text:c="8"/>),</text:p>
      <text:p text:style-name="P7"><text:s text:c="6"/><text:span text:style-name="T7">new </text:span>Text(<text:span text:style-name="T13">'Pendiente'</text:span>),</text:p>
      <text:p text:style-name="P7"><text:s text:c="6"/><text:span text:style-name="T7">new </text:span>Radio(</text:p>
      <text:p text:style-name="P7"><text:s text:c="8"/>value: <text:span text:style-name="T10">1</text:span>,</text:p>
      <text:p text:style-name="P7"><text:s text:c="8"/>groupValue: <text:span text:style-name="T9">dFrm</text:span>.<text:span text:style-name="T9">vencida</text:span>,</text:p>
      <text:p text:style-name="P7"><text:s text:c="8"/>onChanged:(int data)</text:p>
      <text:p text:style-name="P7"><text:s text:c="10"/>{</text:p>
      <text:p text:style-name="P7"><text:s text:c="12"/>setState(() {</text:p>
      <text:p text:style-name="P7"><text:s text:c="14"/><text:span text:style-name="T9">dFrm</text:span>.<text:span text:style-name="T9">vencida </text:span>= data;</text:p>
      <text:p text:style-name="P7"><text:s text:c="12"/>});</text:p>
      <text:p text:style-name="P7"><text:s text:c="10"/>}</text:p>
      <text:p text:style-name="P7"><text:s text:c="10"/>),</text:p>
      <text:p text:style-name="P7"><text:s text:c="6"/><text:span text:style-name="T7">new </text:span>Text(<text:span text:style-name="T13">'Listo'</text:span>),</text:p>
      <text:p text:style-name="P7"><text:s text:c="6"/><text:span text:style-name="T7">new </text:span>Radio(</text:p>
      <text:p text:style-name="P7"><text:s text:c="8"/>value: <text:span text:style-name="T10">2</text:span>,</text:p>
      <text:p text:style-name="P7"><text:s text:c="8"/>groupValue: <text:span text:style-name="T9">dFrm</text:span>.<text:span text:style-name="T9">vencida</text:span>,</text:p>
      <text:p text:style-name="P7"><text:s text:c="10"/>onChanged:(int data)</text:p>
      <text:p text:style-name="P7"><text:s text:c="10"/>{</text:p>
      <text:p text:style-name="P7"><text:s text:c="12"/>setState(() {</text:p>
      <text:p text:style-name="P7"><text:s text:c="14"/><text:span text:style-name="T9">dFrm</text:span>.<text:span text:style-name="T9">vencida </text:span>= data;</text:p>
      <text:p text:style-name="P7"><text:s text:c="12"/>});</text:p>
      <text:p text:style-name="P7"><text:s text:c="10"/>}</text:p>
      <text:p text:style-name="P7"><text:s text:c="6"/>),</text:p>
      <text:p text:style-name="P7"><text:s text:c="6"/><text:span text:style-name="T7">new </text:span>Text(<text:span text:style-name="T13">'Vencida'</text:span>),</text:p>
      <text:p text:style-name="P7"><text:s text:c="4"/>],</text:p>
      <text:p text:style-name="P7"><text:s text:c="2"/>);</text:p>
      <text:p text:style-name="P8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Courier New1" svg:font-family="'Courier New'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1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3</meta:editing-cycles>
    <meta:creation-date>2018-03-07T12:45:00</meta:creation-date>
    <dc:date>2018-08-07T09:48:04.754000000</dc:date>
    <meta:editing-duration>PT1H24M58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46" meta:word-count="89" meta:character-count="935" meta:non-whitespace-character-count="5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